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40000030113F91F15311BFF3C.png" manifest:media-type="image/png"/>
  <manifest:file-entry manifest:full-path="Pictures/10000001000003D400000301E87A59475537BEB1.png" manifest:media-type="image/png"/>
  <manifest:file-entry manifest:full-path="Pictures/10000001000003D400000301F3ED03DF62C90A37.png" manifest:media-type="image/png"/>
  <manifest:file-entry manifest:full-path="Pictures/10000001000003D400000301A9DED2D290C613D8.png" manifest:media-type="image/png"/>
  <manifest:file-entry manifest:full-path="Pictures/10000001000003D40000030116007C6061799F71.png" manifest:media-type="image/png"/>
  <manifest:file-entry manifest:full-path="Pictures/10000001000003D40000030192BE219BEF90F037.png" manifest:media-type="image/png"/>
  <manifest:file-entry manifest:full-path="Pictures/10000001000003D400000301C16C6343D442E6E3.png" manifest:media-type="image/png"/>
  <manifest:file-entry manifest:full-path="Pictures/10000001000003D400000301552A47714EBBC0D0.png" manifest:media-type="image/png"/>
  <manifest:file-entry manifest:full-path="Pictures/10000001000003D400000301D6984D02C6F2569F.png" manifest:media-type="image/png"/>
  <manifest:file-entry manifest:full-path="Pictures/10000001000003D400000301392BCF58E0249C36.png" manifest:media-type="image/png"/>
  <manifest:file-entry manifest:full-path="Pictures/10000001000003D400000301B94FE711128FDCBC.png" manifest:media-type="image/png"/>
  <manifest:file-entry manifest:full-path="Pictures/10000001000003D400000301FAEA0DCDB49E790F.png" manifest:media-type="image/png"/>
  <manifest:file-entry manifest:full-path="Pictures/10000001000003D400000301B12B703DF8B67D6C.png" manifest:media-type="image/png"/>
  <manifest:file-entry manifest:full-path="Pictures/10000001000003D400000301D24DF97392A03EEE.png" manifest:media-type="image/png"/>
  <manifest:file-entry manifest:full-path="Pictures/10000001000003D40000030100D889F09427F2CE.png" manifest:media-type="image/png"/>
  <manifest:file-entry manifest:full-path="Pictures/10000001000003D40000030153CB0ED95EDCE212.png" manifest:media-type="image/png"/>
  <manifest:file-entry manifest:full-path="Pictures/10000001000003D400000301BF082261A9656377.png" manifest:media-type="image/png"/>
  <manifest:file-entry manifest:full-path="Pictures/10000001000003D4000003014CAE5D473FCC56EB.png" manifest:media-type="image/png"/>
  <manifest:file-entry manifest:full-path="Pictures/10000001000003D400000301FBB59488ADD715AC.png" manifest:media-type="image/png"/>
  <manifest:file-entry manifest:full-path="Pictures/10000001000003D400000301CB42F348D1A23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a6a"/>
    </style:style>
    <style:style style:name="P2" style:family="paragraph" style:parent-style-name="Standard">
      <style:text-properties officeooo:rsid="00204510" officeooo:paragraph-rsid="002045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5.2516in" draw:z-index="0"><draw:image xlink:href="Pictures/10000001000003D400000301C16C6343D442E6E3.png" xlink:type="simple" xlink:show="embed" xlink:actuate="onLoad" draw:mime-type="image/png"/></draw:frame><draw:frame draw:style-name="fr1" draw:name="Image2" text:anchor-type="char" svg:x="0.3772in" svg:y="5.2508in" svg:width="6.6929in" svg:height="5.2516in" draw:z-index="1"><draw:image xlink:href="Pictures/10000001000003D400000301392BCF58E0249C36.png" xlink:type="simple" xlink:show="embed" xlink:actuate="onLoad" draw:mime-type="image/png"/></draw:frame><text:s/></text:p>
      <text:p text:style-name="P1"><draw:frame draw:style-name="fr1" draw:name="Image3" text:anchor-type="char" svg:x="0.3602in" svg:y="-0.0252in" svg:width="6.6929in" svg:height="5.2516in" draw:z-index="2"><draw:image xlink:href="Pictures/10000001000003D400000301552A47714EBBC0D0.png" xlink:type="simple" xlink:show="embed" xlink:actuate="onLoad" draw:mime-type="image/png"/></draw:frame><draw:frame draw:style-name="fr1" draw:name="Image4" text:anchor-type="char" svg:x="0.3602in" svg:y="5.2256in" svg:width="6.6929in" svg:height="5.2516in" draw:z-index="3"><draw:image xlink:href="Pictures/10000001000003D400000301D24DF97392A03EEE.png" xlink:type="simple" xlink:show="embed" xlink:actuate="onLoad" draw:mime-type="image/png"/></draw:frame><text:soft-page-break/></text:p>
      <text:p text:style-name="P1"><text:s/></text:p>
      <text:p text:style-name="P1"><draw:frame draw:style-name="fr1" draw:name="Image5" text:anchor-type="char" svg:x="0.3772in" svg:y="-0.0457in" svg:width="6.6929in" svg:height="5.2516in" draw:z-index="4"><draw:image xlink:href="Pictures/10000001000003D400000301B94FE711128FDCBC.png" xlink:type="simple" xlink:show="embed" xlink:actuate="onLoad" draw:mime-type="image/png"/></draw:frame><draw:frame draw:style-name="fr1" draw:name="Image6" text:anchor-type="char" svg:x="0.3772in" svg:y="5.2047in" svg:width="6.6929in" svg:height="5.2516in" draw:z-index="5"><draw:image xlink:href="Pictures/10000001000003D40000030153CB0ED95EDCE212.png" xlink:type="simple" xlink:show="embed" xlink:actuate="onLoad" draw:mime-type="image/png"/></draw:frame><text:soft-page-break/></text:p>
      <text:p text:style-name="P1"/>
      <text:p text:style-name="P1"><draw:frame draw:style-name="fr1" draw:name="Image8" text:anchor-type="char" svg:x="0.3772in" svg:y="5.2256in" svg:width="6.6929in" svg:height="5.2516in" draw:z-index="7"><draw:image xlink:href="Pictures/10000001000003D400000301BF082261A9656377.png" xlink:type="simple" xlink:show="embed" xlink:actuate="onLoad" draw:mime-type="image/png"/></draw:frame><text:soft-page-break/><text:s/><draw:frame draw:style-name="fr1" draw:name="Image7" text:anchor-type="char" svg:x="0.3772in" svg:y="-0.0252in" svg:width="6.6929in" svg:height="5.2516in" draw:z-index="6"><draw:image xlink:href="Pictures/10000001000003D4000003014CAE5D473FCC56EB.png" xlink:type="simple" xlink:show="embed" xlink:actuate="onLoad" draw:mime-type="image/png"/></draw:frame></text:p>
      <text:p text:style-name="P1"><text:s/></text:p>
      <text:p text:style-name="P1"><draw:frame draw:style-name="fr1" draw:name="Image10" text:anchor-type="char" svg:x="0.3772in" svg:y="5.2508in" svg:width="6.6929in" svg:height="5.2516in" draw:z-index="9"><draw:image xlink:href="Pictures/10000001000003D400000301FBB59488ADD715AC.png" xlink:type="simple" xlink:show="embed" xlink:actuate="onLoad" draw:mime-type="image/png"/></draw:frame><text:soft-page-break/><text:s/><draw:frame draw:style-name="fr2" draw:name="Image9" text:anchor-type="char" svg:width="6.6929in" svg:height="5.2516in" draw:z-index="8"><draw:image xlink:href="Pictures/10000001000003D400000301CB42F348D1A23608.png" xlink:type="simple" xlink:show="embed" xlink:actuate="onLoad" draw:mime-type="image/png"/></draw:frame></text:p>
      <text:p text:style-name="P1"><draw:frame draw:style-name="fr1" draw:name="Image12" text:anchor-type="char" svg:x="0.3772in" svg:y="5.2591in" svg:width="6.6929in" svg:height="5.2516in" draw:z-index="11"><draw:image xlink:href="Pictures/10000001000003D40000030100D889F09427F2CE.png" xlink:type="simple" xlink:show="embed" xlink:actuate="onLoad" draw:mime-type="image/png"/></draw:frame><text:soft-page-break/><text:s/><draw:frame draw:style-name="fr1" draw:name="Image11" text:anchor-type="char" svg:x="0.3772in" svg:y="0.0083in" svg:width="6.6929in" svg:height="5.2516in" draw:z-index="10"><draw:image xlink:href="Pictures/10000001000003D400000301D6984D02C6F2569F.png" xlink:type="simple" xlink:show="embed" xlink:actuate="onLoad" draw:mime-type="image/png"/></draw:frame></text:p>
      <text:p text:style-name="P1"><draw:frame draw:style-name="fr1" draw:name="Image14" text:anchor-type="char" svg:x="0.3772in" svg:y="5.2839in" svg:width="6.6929in" svg:height="5.2516in" draw:z-index="13"><draw:image xlink:href="Pictures/10000001000003D400000301FAEA0DCDB49E790F.png" xlink:type="simple" xlink:show="embed" xlink:actuate="onLoad" draw:mime-type="image/png"/></draw:frame><text:soft-page-break/><text:s/><draw:frame draw:style-name="fr1" draw:name="Image13" text:anchor-type="char" svg:x="0.3772in" svg:y="0.0335in" svg:width="6.6929in" svg:height="5.2516in" draw:z-index="12"><draw:image xlink:href="Pictures/10000001000003D40000030116007C6061799F71.png" xlink:type="simple" xlink:show="embed" xlink:actuate="onLoad" draw:mime-type="image/png"/></draw:frame></text:p>
      <text:p text:style-name="P1"/>
      <text:p text:style-name="P1"><text:s/></text:p>
      <text:p text:style-name="P1"><text:s/></text:p>
      <text:p text:style-name="P1"><text:s/></text:p>
      <text:p text:style-name="P1"/>
      <text:p text:style-name="P1"><draw:frame draw:style-name="fr1" draw:name="Image16" text:anchor-type="char" svg:x="0.3772in" svg:y="5.278in" svg:width="6.6929in" svg:height="5.2516in" draw:z-index="14"><draw:image xlink:href="Pictures/10000001000003D400000301A9DED2D290C613D8.png" xlink:type="simple" xlink:show="embed" xlink:actuate="onLoad" draw:mime-type="image/png"/></draw:frame><text:soft-page-break/><text:s/><draw:frame draw:style-name="fr1" draw:name="Image15" text:anchor-type="char" svg:x="0.3772in" svg:y="0.0154in" svg:width="6.7083in" svg:height="5.2634in" draw:z-index="19"><draw:image xlink:href="Pictures/10000001000003D40000030192BE219BEF90F037.png" xlink:type="simple" xlink:show="embed" xlink:actuate="onLoad" draw:mime-type="image/png"/></draw:frame></text:p>
      <text:p text:style-name="P1"><draw:frame draw:style-name="fr1" draw:name="Image18" text:anchor-type="char" svg:x="0.3772in" svg:y="5.2366in" svg:width="6.6929in" svg:height="5.2516in" draw:z-index="16"><draw:image xlink:href="Pictures/10000001000003D400000301F3ED03DF62C90A37.png" xlink:type="simple" xlink:show="embed" xlink:actuate="onLoad" draw:mime-type="image/png"/></draw:frame><text:soft-page-break/><text:s/><draw:frame draw:style-name="fr1" draw:name="Image17" text:anchor-type="char" svg:x="0.3772in" svg:y="-0.0138in" svg:width="6.6929in" svg:height="5.2516in" draw:z-index="15"><draw:image xlink:href="Pictures/10000001000003D40000030113F91F15311BFF3C.png" xlink:type="simple" xlink:show="embed" xlink:actuate="onLoad" draw:mime-type="image/png"/></draw:frame></text:p>
      <text:p text:style-name="P1"><draw:frame draw:style-name="fr1" draw:name="Image20" text:anchor-type="char" svg:x="0.3772in" svg:y="5.2311in" svg:width="6.6929in" svg:height="5.2516in" draw:z-index="18"><draw:image xlink:href="Pictures/10000001000003D400000301B12B703DF8B67D6C.png" xlink:type="simple" xlink:show="embed" xlink:actuate="onLoad" draw:mime-type="image/png"/></draw:frame><text:soft-page-break/><text:s/><draw:frame draw:style-name="fr1" draw:name="Image19" text:anchor-type="char" svg:x="0.3772in" svg:y="-0.0193in" svg:width="6.6929in" svg:height="5.2516in" draw:z-index="17"><draw:image xlink:href="Pictures/10000001000003D400000301E87A59475537BEB1.png" xlink:type="simple" xlink:show="embed" xlink:actuate="onLoad" draw:mime-type="image/png"/></draw:frame></text:p>
      <text:p text:style-name="P2">z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fo:border="0.06pt solid #000000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0:30:14.710330806</meta:creation-date>
    <dc:date>2024-04-14T17:32:26.623877468</dc:date>
    <meta:editing-duration>PT8M15S</meta:editing-duration>
    <meta:editing-cycles>1</meta:editing-cycles>
    <meta:document-statistic meta:table-count="0" meta:image-count="20" meta:object-count="0" meta:page-count="10" meta:paragraph-count="14" meta:word-count="1" meta:character-count="15" meta:non-whitespace-character-count="1"/>
    <meta:generator>LibreOffice/7.3.7.2$Linux_X86_64 LibreOffice_project/30$Build-2</meta:generator>
  </office:meta>
</office:document-meta>
</file>